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aac7" officeooo:paragraph-rsid="001baac7"/>
    </style:style>
    <style:style style:name="P2" style:family="paragraph" style:parent-style-name="Standard">
      <style:text-properties officeooo:rsid="001ce9fa" officeooo:paragraph-rsid="001ce9fa"/>
    </style:style>
    <style:style style:name="P3" style:family="paragraph" style:parent-style-name="Standard">
      <style:text-properties officeooo:rsid="001dfc49" officeooo:paragraph-rsid="001dfc49"/>
    </style:style>
    <style:style style:name="P4" style:family="paragraph" style:parent-style-name="Standard">
      <style:text-properties officeooo:rsid="001e698d" officeooo:paragraph-rsid="001e698d"/>
    </style:style>
    <style:style style:name="P5" style:family="paragraph" style:parent-style-name="Standard">
      <style:text-properties officeooo:rsid="0021238c" officeooo:paragraph-rsid="0021238c"/>
    </style:style>
    <style:style style:name="P6" style:family="paragraph" style:parent-style-name="Standard">
      <style:text-properties officeooo:rsid="00267c83" officeooo:paragraph-rsid="00267c83"/>
    </style:style>
    <style:style style:name="P7" style:family="paragraph" style:parent-style-name="Standard">
      <style:text-properties fo:font-weight="bold" officeooo:rsid="00277ade" officeooo:paragraph-rsid="00277ade" style:font-weight-asian="bold" style:font-weight-complex="bold"/>
    </style:style>
    <style:style style:name="P8" style:family="paragraph" style:parent-style-name="Standard">
      <style:text-properties fo:font-weight="bold" officeooo:rsid="00285c8f" officeooo:paragraph-rsid="00285c8f" style:font-weight-asian="bold" style:font-weight-complex="bold"/>
    </style:style>
    <style:style style:name="P9" style:family="paragraph" style:parent-style-name="Standard">
      <style:text-properties fo:font-weight="bold" officeooo:rsid="0029eb9f" officeooo:paragraph-rsid="0029eb9f" style:font-weight-asian="bold" style:font-weight-complex="bold"/>
    </style:style>
    <style:style style:name="P10" style:family="paragraph" style:parent-style-name="Standard">
      <style:text-properties fo:font-weight="bold" officeooo:rsid="00290441" officeooo:paragraph-rsid="00290441" style:font-weight-asian="bold" style:font-weight-complex="bold"/>
    </style:style>
    <style:style style:name="P11" style:family="paragraph" style:parent-style-name="Standard">
      <style:text-properties fo:font-style="italic" officeooo:rsid="00267c83" officeooo:paragraph-rsid="00267c83" style:font-style-asian="italic" style:font-style-complex="italic"/>
    </style:style>
    <style:style style:name="P12" style:family="paragraph" style:parent-style-name="Standard">
      <style:text-properties fo:font-style="normal" fo:font-weight="bold" officeooo:rsid="00267c83" officeooo:paragraph-rsid="00267c83" style:font-style-asian="normal" style:font-weight-asian="bold" style:font-style-complex="normal" style:font-weight-complex="bold"/>
    </style:style>
    <style:style style:name="P13" style:family="paragraph">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font-size="12pt"/>
    </style:style>
    <style:style style:name="T1" style:family="text">
      <style:text-properties officeooo:rsid="001e698d"/>
    </style:style>
    <style:style style:name="T2" style:family="text">
      <style:text-properties officeooo:rsid="002af8aa"/>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style:style>
    <style:style style:name="gr1" style:family="graphic">
      <style:graphic-properties draw:textarea-horizontal-align="justify" draw:textarea-vertical-align="middle" draw:auto-grow-height="false" fo:min-height="1.305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258cm" fo:min-width="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3.122cm" fo:min-width="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956cm" fo:min-width="1.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3.043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956cm" fo:min-width="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028cm" fo:min-width="2.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078cm" fo:min-width="2.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2.196cm" fo:min-width="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1.005cm" fo:min-width="2.619cm"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1.314cm" fo:min-width="2.29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s :</text:p>
      <text:p text:style-name="P2">1 PAUL Timothé eleve eleve élève</text:p>
      <text:p text:style-name="P2">2 YO Paulo prof prof prof</text:p>
      <text:p text:style-name="P2">3 MOLI Yann eleve eleve eleve</text:p>
      <text:p text:style-name="P4">4 DUPUIS Poney prof prof prof</text:p>
      <text:p text:style-name="P2"/>
      <text:p text:style-name="P3">Groupe :</text:p>
      <text:p text:style-name="P3">1 Mathématique <text:span text:style-name="T1">2</text:span></text:p>
      <text:p text:style-name="P3">2 Français <text:span text:style-name="T1">4</text:span></text:p>
      <text:p text:style-name="P3">3 EPS <text:span text:style-name="T1">2</text:span></text:p>
      <text:p text:style-name="P3"/>
      <text:p text:style-name="P3">Appartenir :</text:p>
      <text:p text:style-name="P3">1 1 1</text:p>
      <text:p text:style-name="P3">2 1 <text:span text:style-name="T1">2</text:span></text:p>
      <text:p text:style-name="P4">3 1 3</text:p>
      <text:p text:style-name="P1"/>
      <text:p text:style-name="P1">QCM :</text:p>
      <text:p text:style-name="P1">1 11/01/2021 1h <text:span text:style-name="T1">2 1</text:span></text:p>
      <text:p text:style-name="P5"/>
      <text:p text:style-name="P1">Questions :</text:p>
      <text:p text:style-name="P1">1 Pourquoi la terre est ronde ? Parce que 2 1</text:p>
      <text:p text:style-name="P2">2 …</text:p>
      <text:p text:style-name="P2">3 …</text:p>
      <text:p text:style-name="P2">4 …</text:p>
      <text:p text:style-name="P2"/>
      <text:p text:style-name="P11"><text:span text:style-name="T4">Quizz mtn qu’à un seul groupe, on est obligé de le créer</text:span></text:p>
      <text:p text:style-name="P12">Mais si on veut faire une évaluation globale on fait comment ? (ex : 3 TD de classe différentes)</text:p>
      <text:p text:style-name="P6"/>
      <text:p text:style-name="P7">Eleve/Prof prend toutes les infos de user</text:p>
      <text:p text:style-name="P6"/>
      <text:p text:style-name="P8">Amélioration de la table groupe</text:p>
      <text:p text:style-name="P9">Renommer table</text:p>
      <text:p text:style-name="P10">Contrainte d’intégrité entre élève et groupe (à appartenir)</text:p>
      <text:p text:style-name="P9">Convention cam<text:span text:style-name="T2">e</text:span>l case</text:p>
      <text:p text:style-name="P2"><draw:custom-shape text:anchor-type="paragraph" draw:z-index="57" draw:name="Forme8" draw:style-name="gr8" svg:width="1.8cm" svg:height="1.059cm" svg:x="5.759cm" svg:y="-1.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8" draw:name="Forme7" draw:style-name="gr7" draw:text-style-name="P15" svg:width="1.548cm" svg:height="0.489cm" svg:x="5.918cm" svg:y="-1.485cm"><draw:text-box><text:p><text:span text:style-name="T5">Partager</text:span></text:p></draw:text-box></draw:frame><draw:path text:anchor-type="paragraph" draw:z-index="59" draw:name="Forme22" draw:style-name="gr18" draw:text-style-name="P13" svg:width="5.442cm" svg:height="4.028cm" draw:transform="rotate (1.19031454986013) translate (3.23094653155087cm 3.54698140460653cm)" svg:viewBox="0 0 5443 4029" svg:d="M0 1c440-11 856 144 1292 167 469 24 940 58 1405 93 388 29 748 193 1086 364 457 230 854 569 1282 855 266 176 483 487 325 810-161 329-327 661-556 963-176 234-351 475-609 614l-191 162"><text:p/></draw:path><draw:frame text:anchor-type="paragraph" draw:z-index="61" draw:name="Forme6" draw:style-name="gr5" draw:text-style-name="P14" svg:width="0.953cm" svg:height="0.768cm" svg:x="8.47cm" svg:y="0.367cm"><draw:text-box><text:p>1,N</text:p></draw:text-box></draw:frame><text:soft-page-break/></text:p>
      <text:p text:style-name="P2"><draw:custom-shape text:anchor-type="paragraph" draw:z-index="0" draw:name="Forme1" draw:style-name="gr1" svg:width="2.329cm" svg:height="1.306cm" svg:x="0.071cm" svg:y="0.594cm"><text:p/><draw:enhanced-geometry svg:viewBox="0 0 21600 21600" draw:type="rectangle" draw:enhanced-path="M 0 0 L 21600 0 21600 21600 0 21600 0 0 Z N"/></draw:custom-shape><draw:custom-shape text:anchor-type="paragraph" draw:z-index="1" draw:name="Forme2" draw:style-name="gr2" svg:width="2.197cm" svg:height="2.259cm" svg:x="7.918cm" svg:y="0.647cm"><text:p/><draw:enhanced-geometry svg:viewBox="0 0 21600 21600" draw:type="rectangle" draw:enhanced-path="M 0 0 L 21600 0 21600 21600 0 21600 0 0 Z N"/></draw:custom-shape><draw:custom-shape text:anchor-type="paragraph" draw:z-index="2" draw:name="Forme3" draw:style-name="gr3" svg:width="2.25cm" svg:height="3.123cm" svg:x="13.682cm" svg:y="0.621cm"><text:p/><draw:enhanced-geometry svg:viewBox="0 0 21600 21600" draw:type="rectangle" draw:enhanced-path="M 0 0 L 21600 0 21600 21600 0 21600 0 0 Z N"/></draw:custom-shape><draw:line text:anchor-type="paragraph" draw:z-index="3" draw:name="Forme5" draw:style-name="gr4" draw:text-style-name="P13" svg:x1="9.516cm" svg:y1="2.323cm" svg:x2="14.425cm" svg:y2="2.023cm"><text:p/></draw:line><draw:frame text:anchor-type="paragraph" draw:z-index="4" draw:name="Forme6" draw:style-name="gr5" draw:text-style-name="P14" svg:width="0.953cm" svg:height="0.768cm" svg:x="6.341cm" svg:y="10.548cm"><draw:text-box><text:p>0,N</text:p></draw:text-box></draw:frame><draw:frame text:anchor-type="paragraph" draw:z-index="5" draw:name="Forme6" draw:style-name="gr5" draw:text-style-name="P14" svg:width="0.953cm" svg:height="0.768cm" svg:x="9.225cm" svg:y="3.399cm"><draw:text-box><text:p>1,N</text:p></draw:text-box></draw:frame><draw:frame text:anchor-type="paragraph" draw:z-index="6" draw:name="Forme6" draw:style-name="gr5" draw:text-style-name="P14" svg:width="0.953cm" svg:height="0.768cm" svg:x="10.114cm" svg:y="1.785cm"><draw:text-box><text:p>1,N</text:p></draw:text-box></draw:frame><draw:frame text:anchor-type="paragraph" draw:z-index="7" draw:name="Forme6" draw:style-name="gr5" draw:text-style-name="P14" svg:width="0.953cm" svg:height="0.768cm" svg:x="4.86cm" svg:y="5.701cm"><draw:text-box><text:p>1,1</text:p></draw:text-box></draw:frame><draw:frame text:anchor-type="paragraph" draw:z-index="8" draw:name="Forme7" draw:style-name="gr6" draw:text-style-name="P14" svg:width="1.985cm" svg:height="0.742cm" svg:x="13.935cm" svg:y="0.965cm"><draw:text-box><text:p>Questions</text:p></draw:text-box></draw:frame><draw:frame text:anchor-type="paragraph" draw:z-index="9" draw:name="Forme7" draw:style-name="gr7" draw:text-style-name="P15" svg:width="1.165cm" svg:height="0.489cm" svg:x="8.431cm" svg:y="1.044cm"><draw:text-box><text:p><text:span text:style-name="T5">Quizz</text:span></text:p></draw:text-box></draw:frame><draw:frame text:anchor-type="paragraph" draw:z-index="10" draw:name="Forme7" draw:style-name="gr6" draw:text-style-name="P14" svg:width="1.297cm" svg:height="0.742cm" svg:x="0.653cm" svg:y="0.833cm"><draw:text-box><text:p>Users</text:p></draw:text-box></draw:frame><draw:custom-shape text:anchor-type="paragraph" draw:z-index="11" draw:name="Forme8" draw:style-name="gr8" svg:width="1.8cm" svg:height="1.059cm" svg:x="7.585cm" svg:y="6.0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 draw:style-name="gr9" svg:width="2.329cm" svg:height="3.043cm" svg:x="3.484cm" svg:y="6.309cm"><text:p/><draw:enhanced-geometry svg:viewBox="0 0 21600 21600" draw:type="rectangle" draw:enhanced-path="M 0 0 L 21600 0 21600 21600 0 21600 0 0 Z N"/></draw:custom-shape><draw:frame text:anchor-type="paragraph" draw:z-index="13" draw:name="Forme7" draw:style-name="gr6" draw:text-style-name="P14" svg:width="1.297cm" svg:height="0.742cm" svg:x="3.96cm" svg:y="6.653cm"><draw:text-box><text:p>Groupe</text:p></draw:text-box></draw:frame><draw:custom-shape text:anchor-type="paragraph" draw:z-index="14" draw:name="Forme8" draw:style-name="gr10" svg:width="2.514cm" svg:height="1.059cm" svg:x="-0.908cm" svg:y="6.7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name="Forme7" draw:style-name="gr11" draw:text-style-name="P14" svg:width="1.985cm" svg:height="0.976cm" svg:x="-0.591cm" svg:y="7.144cm"><draw:text-box><text:p>Appartenir</text:p></draw:text-box></draw:frame><draw:frame text:anchor-type="paragraph" draw:z-index="16" draw:name="Forme6" draw:style-name="gr7" draw:text-style-name="P15" svg:width="0.953cm" svg:height="0.489cm" svg:x="2.32cm" svg:y="8.373cm"><draw:text-box><text:p><text:span text:style-name="T5">1,N</text:span></text:p></draw:text-box></draw:frame><draw:frame text:anchor-type="paragraph" draw:z-index="17" draw:name="Forme6" draw:style-name="gr5" draw:text-style-name="P14" svg:width="0.953cm" svg:height="0.768cm" svg:x="-1.081cm" svg:y="1.147cm"><draw:text-box><text:p>1,N</text:p></draw:text-box></draw:frame><draw:frame text:anchor-type="paragraph" draw:z-index="18" draw:name="Forme7" draw:style-name="gr7" draw:text-style-name="P15" svg:width="1.8cm" svg:height="0.489cm" svg:x="7.664cm" svg:y="6.348cm"><draw:text-box><text:p><text:span text:style-name="T5">Session</text:span></text:p></draw:text-box></draw:frame><draw:custom-shape text:anchor-type="paragraph" draw:z-index="19" draw:name="Forme11" draw:style-name="gr12" svg:width="2.117cm" svg:height="1.138cm" svg:x="2.623cm" svg:y="4.8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name="Forme7" draw:style-name="gr7" draw:text-style-name="P15" svg:width="1.165cm" svg:height="0.489cm" svg:x="3.113cm" svg:y="5.154cm"><draw:text-box><text:p><text:span text:style-name="T5">Créer</text:span></text:p></draw:text-box></draw:frame><draw:frame text:anchor-type="paragraph" draw:z-index="21" draw:name="Forme6" draw:style-name="gr5" draw:text-style-name="P14" svg:width="0.953cm" svg:height="0.768cm" svg:x="3.96cm" svg:y="4.272cm"><draw:text-box><text:p>0,N</text:p></draw:text-box></draw:frame><draw:frame text:anchor-type="paragraph" draw:z-index="22" draw:name="Forme6" draw:style-name="gr13" draw:text-style-name="P14" svg:width="1.006cm" svg:height="0.599cm" svg:x="12.797cm" svg:y="1.536cm"><draw:text-box><text:p>1,N</text:p></draw:text-box></draw:frame><draw:custom-shape text:anchor-type="paragraph" draw:z-index="23" draw:name="Forme13" draw:style-name="gr14" svg:width="2.117cm" svg:height="1.191cm" svg:x="5.057cm" svg:y="2.4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name="Forme14" draw:style-name="gr15" draw:text-style-name="P14" svg:width="2.117cm" svg:height="0.687cm" svg:x="5.057cm" svg:y="2.692cm"><draw:text-box><text:p>Conception</text:p></draw:text-box></draw:frame><draw:frame text:anchor-type="paragraph" draw:z-index="25" draw:name="Forme6" draw:style-name="gr5" draw:text-style-name="P14" svg:width="0.953cm" svg:height="0.768cm" svg:x="4.105cm" svg:y="2.9cm"><draw:text-box><text:p>0,N</text:p></draw:text-box></draw:frame><draw:custom-shape text:anchor-type="paragraph" draw:z-index="26" draw:name="Forme8" draw:style-name="gr8" svg:width="1.8cm" svg:height="1.059cm" svg:x="10.918cm" svg:y="1.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Forme7" draw:style-name="gr7" draw:text-style-name="P15" svg:width="1.8cm" svg:height="0.489cm" svg:x="10.945cm" svg:y="2.023cm"><draw:text-box><text:p><text:span text:style-name="T5">Concerner</text:span></text:p></draw:text-box></draw:frame><draw:custom-shape text:anchor-type="paragraph" draw:z-index="28" draw:name="Forme1" draw:style-name="gr1" svg:width="2.329cm" svg:height="1.306cm" svg:x="-1.147cm" svg:y="2.843cm"><text:p/><draw:enhanced-geometry svg:viewBox="0 0 21600 21600" draw:type="rectangle" draw:enhanced-path="M 0 0 L 21600 0 21600 21600 0 21600 0 0 Z N"/></draw:custom-shape><draw:custom-shape text:anchor-type="paragraph" draw:z-index="29" draw:name="Forme1" draw:style-name="gr1" svg:width="2.329cm" svg:height="1.306cm" svg:x="1.711cm" svg:y="2.843cm"><text:p/><draw:enhanced-geometry svg:viewBox="0 0 21600 21600" draw:type="rectangle" draw:enhanced-path="M 0 0 L 21600 0 21600 21600 0 21600 0 0 Z N"/></draw:custom-shape><draw:line text:anchor-type="paragraph" draw:z-index="30" draw:name="Forme9" draw:style-name="gr4" draw:text-style-name="P13" svg:x1="0.347cm" svg:y1="1.715cm" svg:x2="-0.129cm" svg:y2="3.117cm"><text:p/></draw:line><draw:line text:anchor-type="paragraph" draw:z-index="31" draw:name="Forme10" draw:style-name="gr4" draw:text-style-name="P13" svg:x1="1.538cm" svg:y1="1.715cm" svg:x2="2.199cm" svg:y2="3.144cm"><text:p/></draw:line><draw:frame text:anchor-type="paragraph" draw:z-index="32" draw:name="Forme14" draw:style-name="gr16" draw:text-style-name="P14" svg:width="1.482cm" svg:height="0.662cm" svg:x="-0.737cm" svg:y="3.164cm"><draw:text-box><text:p>Élève</text:p></draw:text-box></draw:frame><draw:frame text:anchor-type="paragraph" draw:z-index="33" draw:name="Forme14" draw:style-name="gr11" draw:text-style-name="P14" svg:width="2.012cm" svg:height="0.976cm" svg:x="2.028cm" svg:y="3.173cm"><draw:text-box><text:p>Professeur</text:p></draw:text-box></draw:frame><draw:line text:anchor-type="paragraph" draw:z-index="34" draw:name="Forme4" draw:style-name="gr4" draw:text-style-name="P13" svg:x1="3.496cm" svg:y1="3.885cm" svg:x2="8.364cm" svg:y2="2.35cm"><text:p/></draw:line><draw:line text:anchor-type="paragraph" draw:z-index="35" draw:name="Forme10" draw:style-name="gr4" draw:text-style-name="P13" svg:x1="3.258cm" svg:y1="3.884cm" svg:x2="3.96cm" svg:y2="6.653cm"><text:p/></draw:line><draw:path text:anchor-type="paragraph" draw:z-index="36" draw:name="Forme12" draw:style-name="gr4" draw:text-style-name="P13" svg:width="4.098cm" svg:height="7.209cm" draw:transform="rotate (-2.89654842660979) translate (3.86955708724647cm 8.1034054361445cm)" svg:viewBox="0 0 4099 7210" svg:d="M1777 7194c327 30 685 33 963-141 334-210 689-388 981-655 208-190 270-476 321-738 63-317 28-646 52-969 26-348-61-697-122-1039-56-314-114-627-173-944-71-378-251-705-456-1014-182-274-436-511-731-674-293-160-584-334-892-468-268-116-529-265-815-340-278-73-565-141-847-212l-58 13"><text:p/></draw:path><draw:custom-shape text:anchor-type="paragraph" draw:z-index="37" draw:name="Forme16" draw:style-name="gr17" draw:text-style-name="P13" svg:width="2.197cm" svg:height="2.197cm" svg:x="18.163cm" svg:y="2.039cm"><text:p/><draw:enhanced-geometry svg:viewBox="0 0 21600 21600" draw:type="rectangle" draw:enhanced-path="M 0 0 L 21600 0 21600 21600 0 21600 0 0 Z N"/></draw:custom-shape><draw:frame text:anchor-type="paragraph" draw:z-index="38" draw:name="Forme7" draw:style-name="gr11" draw:text-style-name="P15" svg:width="1.583cm" svg:height="0.976cm" svg:x="18.486cm" svg:y="2.473cm"><draw:text-box><text:p><text:span text:style-name="T5">Réponse</text:span></text:p></draw:text-box></draw:frame><draw:line text:anchor-type="paragraph" draw:z-index="39" draw:name="Forme4" draw:style-name="gr4" draw:text-style-name="P13" svg:x1="14.979cm" svg:y1="2.35cm" svg:x2="18.486cm" svg:y2="3.449cm"><text:p/></draw:line><draw:frame text:anchor-type="paragraph" draw:z-index="40" draw:name="Forme6" draw:style-name="gr5" draw:text-style-name="P14" svg:width="0.953cm" svg:height="0.768cm" svg:x="16.173cm" svg:y="2.006cm"><draw:text-box><text:p>1,N</text:p></draw:text-box></draw:frame><draw:frame text:anchor-type="paragraph" draw:z-index="41" draw:name="Forme6" draw:style-name="gr5" draw:text-style-name="P14" svg:width="0.953cm" svg:height="0.768cm" svg:x="17.337cm" svg:y="2.35cm"><draw:text-box><text:p>1,1</text:p></draw:text-box></draw:frame><draw:custom-shape text:anchor-type="paragraph" draw:z-index="42" draw:name="Forme1" draw:style-name="gr9" svg:width="2.329cm" svg:height="3.043cm" svg:x="3.298cm" svg:y="12.104cm"><text:p/><draw:enhanced-geometry svg:viewBox="0 0 21600 21600" draw:type="rectangle" draw:enhanced-path="M 0 0 L 21600 0 21600 21600 0 21600 0 0 Z N"/></draw:custom-shape><draw:frame text:anchor-type="paragraph" draw:z-index="43" draw:name="Forme7" draw:style-name="gr6" draw:text-style-name="P14" svg:width="1.297cm" svg:height="0.742cm" svg:x="3.828cm" svg:y="12.421cm"><draw:text-box><text:p>Cours</text:p></draw:text-box></draw:frame><draw:path text:anchor-type="paragraph" draw:z-index="44" draw:name="Forme19" draw:style-name="gr18" draw:text-style-name="P13" svg:width="6.332cm" svg:height="3.926cm" draw:transform="rotate (-1.97571271325758) translate (6.63479104557044cm 7.20694325743472cm)" svg:viewBox="0 0 6333 3927" svg:d="M0 3895c552 159 910-317 1417-320 337-2 672-86 1004-142 362-61 718-153 1071-258 277-82 581-124 802-344 215-213 503-348 698-587 212-258 515-447 650-767 142-336 505-518 563-904l69-375 59-198"><text:p/></draw:path><draw:frame text:anchor-type="paragraph" draw:z-index="45" draw:name="Forme6" draw:style-name="gr5" draw:text-style-name="P14" svg:width="0.953cm" svg:height="0.768cm" svg:x="3.298cm" svg:y="11.337cm"><draw:text-box><text:p>1,1</text:p></draw:text-box></draw:frame><draw:line text:anchor-type="paragraph" draw:z-index="48" draw:name="Forme20" draw:style-name="gr18" draw:text-style-name="P13" svg:x1="4.793cm" svg:y1="8.67cm" svg:x2="4.74cm" svg:y2="12.422cm"><text:p/></draw:line><draw:frame text:anchor-type="paragraph" draw:z-index="47" draw:name="Forme6" draw:style-name="gr7" draw:text-style-name="P15" svg:width="0.953cm" svg:height="0.489cm" svg:x="2.282cm" svg:y="12.289cm"><draw:text-box><text:p><text:span text:style-name="T5">1,N</text:span></text:p></draw:text-box></draw:frame><draw:path text:anchor-type="paragraph" draw:z-index="46" draw:name="Forme17" draw:style-name="gr18" draw:text-style-name="P13" svg:width="6.558cm" svg:height="2.46cm" draw:transform="rotate (-1.19031454986013) translate (1.24540442263508cm 7.26262520726118cm)" svg:viewBox="0 0 6559 2461" svg:d="M0 1081c366 21 729 115 1056 280 356 180 710 374 1047 590 302 193 624 340 963 442 439 132 949 87 1331-266 344-316 799-486 1184-751 268-184 415-480 629-718l99-245 122-236 128-177"><text:p/></draw:path><draw:custom-shape text:anchor-type="paragraph" draw:z-index="49" draw:name="Forme21" draw:style-name="gr19" svg:width="2.726cm" svg:height="1.112cm" svg:x="3.47cm" svg:y="10.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0" draw:name="Forme7" draw:style-name="gr7" draw:text-style-name="P15" svg:width="1.8cm" svg:height="0.489cm" svg:x="4.14cm" svg:y="10.463cm"><draw:text-box><text:p><text:span text:style-name="T5">Avoir</text:span></text:p></draw:text-box></draw:frame><draw:frame text:anchor-type="paragraph" draw:z-index="51" draw:name="Forme6" draw:style-name="gr7" draw:text-style-name="P15" svg:width="0.953cm" svg:height="0.489cm" svg:x="4.939cm" svg:y="9.636cm"><draw:text-box><text:p><text:span text:style-name="T5">1,N</text:span></text:p></draw:text-box></draw:frame><draw:frame text:anchor-type="paragraph" draw:z-index="52" draw:name="Forme6" draw:style-name="gr7" draw:text-style-name="P15" svg:width="0.953cm" svg:height="0.489cm" svg:x="4.912cm" svg:y="11.435cm"><draw:text-box><text:p><text:span text:style-name="T5">1,N</text:span></text:p></draw:text-box></draw:frame><draw:path text:anchor-type="paragraph" draw:z-index="53" draw:name="Forme15" draw:style-name="gr18" draw:text-style-name="P13" svg:width="4.982cm" svg:height="7.132cm" draw:transform="rotate (-0.927293431584587) translate (8.99936111111111cm 2.50472222222223cm)" svg:viewBox="0 0 4983 7133" svg:d="M0 0c666 96 1204 603 1614 1111 206 255 422 511 688 715 287 220 542 485 804 735 276 264 542 545 799 831 269 300 639 530 794 926 136 347 231 715 270 1095 38 373 2 745-148 1080l-74 275-48 328 5 37"><text:p/></draw:path><draw:frame text:anchor-type="paragraph" draw:z-index="54" draw:name="Forme6" draw:style-name="gr5" draw:text-style-name="P14" svg:width="0.953cm" svg:height="0.768cm" svg:x="7.174cm" svg:y="1.924cm"><draw:text-box><text:p>1,1</text:p></draw:text-box></draw:frame><draw:path text:anchor-type="paragraph" draw:z-index="55" draw:name="Forme18" draw:style-name="gr18" draw:text-style-name="P13" svg:width="7.546cm" svg:height="2.56cm" draw:transform="rotate (-0.321664181142555) translate (6.83997403079151cm 1.28290532404831cm)" svg:viewBox="0 0 7547 2561" svg:d="M0 2208c490 60 960 264 1456 268 423 4 824 141 1246 59 315-61 642-72 954-151 316-80 640-139 946-259 310-122 652-179 929-393 262-204 501-438 719-686 234-265 523-474 803-686l251-168 218-184 25-8"><text:p/></draw:path><draw:frame text:anchor-type="paragraph" draw:z-index="56" draw:name="Forme6" draw:style-name="gr5" draw:text-style-name="P14" svg:width="0.953cm" svg:height="0.768cm" svg:x="13.047cm" svg:y="3.168cm"><draw:text-box><text:p>1,1</text:p></draw:text-box></draw:frame><draw:frame text:anchor-type="paragraph" draw:z-index="60" draw:name="Forme6" draw:style-name="gr5" draw:text-style-name="P14" svg:width="0.953cm" svg:height="0.768cm" svg:x="3.866cm" svg:y="2.133cm"><draw:text-box><text:p>1,N</text:p></draw:text-box></draw:frame><draw:custom-shape text:anchor-type="paragraph" draw:z-index="62" draw:name="Forme23" draw:style-name="gr20" draw:text-style-name="P13" svg:width="2.435cm" svg:height="1.456cm" svg:x="7.888cm" svg:y="14.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3" draw:name="Forme7" draw:style-name="gr7" draw:text-style-name="P15" svg:width="1.8cm" svg:height="0.489cm" svg:x="8.193cm" svg:y="14.656cm"><draw:text-box><text:p><text:span text:style-name="T5">Archive</text:span></text:p></draw:text-box></draw:frame><draw:path text:anchor-type="paragraph" draw:z-index="64" draw:name="Forme24" draw:style-name="gr18" draw:text-style-name="P13" svg:width="14.875cm" svg:height="10.914cm" draw:transform="skewX (4.58866697203778E-017) rotate (-1.19031454986013) translate (6.6685338208511cm 0.817887205765848cm)" svg:viewBox="0 0 14876 10915" svg:d="M0 7891c372-28 600 276 870 462 348 240 661 532 992 795 283 225 553 485 885 639 294 138 596 300 938 290 381-11 689 209 1046 305 361 96 753 85 1081 289 321 200 709 277 1076 231 450-55 902 15 1351-29 329-33 666-34 988-118 314-82 643-78 963-128 338-53 680-117 1017-191 386-86 676-365 997-570 326-208 553-541 747-870 170-287 359-579 447-904 77-283 188-550 275-830 100-320 277-610 398-924 133-344 333-638 452-988 102-299 219-598 305-904 101-360 40-770-162-1090-196-310-376-651-678-870-220-159-449-302-678-442-318-194-653-364-993-511-290-126-598-224-884-354-367-166-771-205-1145-344-322-120-633-280-968-358-339-80-658-203-978-335-283-117-570-117-854-142l-305 49-344 5-172 74"><text:p/></draw:path><draw:frame text:anchor-type="paragraph" draw:z-index="65" draw:name="Forme6" draw:style-name="gr5" draw:text-style-name="P14" svg:width="0.953cm" svg:height="0.768cm" svg:x="-0.526cm" svg:y="4.401cm"><draw:text-box><text:p>1,N</text:p></draw:text-box></draw:frame><draw:frame text:anchor-type="paragraph" draw:z-index="66" draw:name="Forme6" draw:style-name="gr5" draw:text-style-name="P14" svg:width="0.953cm" svg:height="0.768cm" svg:x="9.821cm" svg:y="7.153cm"><draw:text-box><text:p>1,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09:41:37.014000000</meta:creation-date>
    <dc:date>2021-01-14T20:00:10.941000000</dc:date>
    <meta:editing-duration>PT4H17M6S</meta:editing-duration>
    <meta:editing-cycles>6</meta:editing-cycles>
    <meta:generator>LibreOffice/6.0.6.2$Windows_X86_64 LibreOffice_project/0c292870b25a325b5ed35f6b45599d2ea4458e77</meta:generator>
    <meta:document-statistic meta:table-count="0" meta:image-count="0" meta:object-count="0" meta:page-count="2" meta:paragraph-count="27" meta:word-count="130" meta:character-count="599" meta:non-whitespace-character-count="496"/>
  </office:meta>
</office:document-meta>
</file>